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F000000CF2CCC79CDC49417FC.png" manifest:media-type="image/png"/>
  <manifest:file-entry manifest:full-path="Pictures/10000000000001CC000000B539BB25459ACCFCA7.png" manifest:media-type="image/png"/>
  <manifest:file-entry manifest:full-path="Pictures/1000000000000214000000A1703482A5D491E35E.png" manifest:media-type="image/png"/>
  <manifest:file-entry manifest:full-path="Pictures/1000000000000159000000983C51690B65A6DC45.png" manifest:media-type="image/png"/>
  <manifest:file-entry manifest:full-path="Pictures/1000000000000293000000C998CF675D15E4C774.png" manifest:media-type="image/png"/>
  <manifest:file-entry manifest:full-path="Pictures/10000000000002610000021ECA208DA2D80CFED1.png" manifest:media-type="image/png"/>
  <manifest:file-entry manifest:full-path="Pictures/1000000000000231000001344B0DAAAAEEBBDE28.png" manifest:media-type="image/png"/>
  <manifest:file-entry manifest:full-path="Pictures/100000000000023A0000023B4B96C2C6860EA989.png" manifest:media-type="image/png"/>
  <manifest:file-entry manifest:full-path="Pictures/100000000000022C00000120FFF7E1537F634DCB.png" manifest:media-type="image/png"/>
  <manifest:file-entry manifest:full-path="Pictures/1000000000000238000002222AC244ECF2C3B8CD.png" manifest:media-type="image/png"/>
  <manifest:file-entry manifest:full-path="Pictures/10000000000002DC00000071C77152D1028B50A1.png" manifest:media-type="image/png"/>
  <manifest:file-entry manifest:full-path="Pictures/100000000000028E0000002CAFA2259859764A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paragraph" svg:x="0.9417in" svg:y="-0.7043in" svg:width="4.7917in" svg:height="1.8854in" draw:z-index="1"><draw:image xlink:href="Pictures/10000000000001CC000000B539BB25459ACCFCA7.png" xlink:type="simple" xlink:show="embed" xlink:actuate="onLoad" loext:mime-type="image/png"/></draw:frame></text:p>
      <text:p text:style-name="Standard"><draw:frame draw:style-name="fr1" draw:name="Image1" text:anchor-type="paragraph" svg:x="-0.2819in" svg:y="1.2043in" svg:width="6.8646in" svg:height="2.0937in" draw:z-index="0"><draw:image xlink:href="Pictures/1000000000000293000000C998CF675D15E4C774.png" xlink:type="simple" xlink:show="embed" xlink:actuate="onLoad" loext:mime-type="image/png"/></draw:frame><draw:frame draw:style-name="fr1" draw:name="Image3" text:anchor-type="paragraph" svg:x="0.5098in" svg:y="3.6874in" svg:width="5.8437in" svg:height="3.2083in" draw:z-index="2"><draw:image xlink:href="Pictures/1000000000000231000001344B0DAAAAEEBBDE28.png" xlink:type="simple" xlink:show="embed" xlink:actuate="onLoad" loext:mime-type="image/png"/></draw:frame><draw:frame draw:style-name="fr1" draw:name="Image4" text:anchor-type="paragraph" svg:x="1.6138in" svg:y="7.1563in" svg:width="3.5937in" svg:height="1.5835in" draw:z-index="3"><draw:image xlink:href="Pictures/1000000000000159000000983C51690B65A6DC45.png" xlink:type="simple" xlink:show="embed" xlink:actuate="onLoad" loext:mime-type="image/png"/></draw:frame></text:p>
      <text:p text:style-name="P1"><draw:frame draw:style-name="fr2" draw:name="Image5" text:anchor-type="paragraph" svg:width="5.5417in" svg:height="1.6772in" draw:z-index="4"><draw:image xlink:href="Pictures/1000000000000214000000A1703482A5D491E35E.png" xlink:type="simple" xlink:show="embed" xlink:actuate="onLoad" loext:mime-type="image/png"/></draw:frame></text:p>
      <text:p text:style-name="Standard"/>
      <text:p text:style-name="Standard"><draw:frame draw:style-name="fr2" draw:name="Image6" text:anchor-type="paragraph" svg:width="5.9374in" svg:height="5.948in" draw:z-index="5"><draw:image xlink:href="Pictures/100000000000023A0000023B4B96C2C6860EA989.png" xlink:type="simple" xlink:show="embed" xlink:actuate="onLoad" loext:mime-type="image/png"/></draw:frame></text:p>
      <text:p text:style-name="Standard"/>
      <text:p text:style-name="Standard"><draw:frame draw:style-name="fr1" draw:name="Image7" text:anchor-type="paragraph" svg:x="0.452in" svg:y="-0.5366in" svg:width="5.7917in" svg:height="3in" draw:z-index="6"><draw:image xlink:href="Pictures/100000000000022C00000120FFF7E1537F634DCB.png" xlink:type="simple" xlink:show="embed" xlink:actuate="onLoad" loext:mime-type="image/png"/></draw:frame><text:soft-page-break/></text:p>
      <text:p text:style-name="Standard"/>
      <text:p text:style-name="Standard"><draw:frame draw:style-name="fr2" draw:name="Image8" text:anchor-type="paragraph" svg:width="5.9898in" svg:height="2.1563in" draw:z-index="7"><draw:image xlink:href="Pictures/100000000000023F000000CF2CCC79CDC49417FC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Image9" text:anchor-type="paragraph" svg:width="6.3437in" svg:height="5.6457in" draw:z-index="8"><draw:image xlink:href="Pictures/10000000000002610000021ECA208DA2D80CFED1.png" xlink:type="simple" xlink:show="embed" xlink:actuate="onLoad" loext:mime-type="image/png"/></draw:frame><text:soft-page-break/></text:p>
      <text:p text:style-name="Standard"/>
      <text:p text:style-name="Standard"><draw:frame draw:style-name="fr3" draw:name="Image10" text:anchor-type="paragraph" svg:width="5.9165in" svg:height="5.6874in" draw:z-index="9"><draw:image xlink:href="Pictures/1000000000000238000002222AC244ECF2C3B8CD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4" draw:name="Image11" text:anchor-type="paragraph" svg:width="6.9252in" svg:height="1.0689in" draw:z-index="10"><draw:image xlink:href="Pictures/10000000000002DC00000071C77152D1028B50A1.png" xlink:type="simple" xlink:show="embed" xlink:actuate="onLoad" loext:mime-type="image/png"/></draw:frame><draw:frame draw:style-name="fr1" draw:name="Image12" text:anchor-type="paragraph" svg:x="0.0043in" svg:y="1.5311in" svg:width="6.8126in" svg:height="0.4583in" draw:z-index="11"><draw:image xlink:href="Pictures/100000000000028E0000002CAFA2259859764A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1:24:32.826000000</meta:creation-date>
    <dc:date>2019-09-16T11:53:29.251000000</dc:date>
    <meta:editing-duration>PT18M46S</meta:editing-duration>
    <meta:editing-cycles>1</meta:editing-cycles>
    <meta:document-statistic meta:table-count="0" meta:image-count="12" meta:object-count="0" meta:page-count="5" meta:paragraph-count="0" meta:word-count="0" meta:character-count="0" meta:non-whitespace-character-count="0"/>
    <meta:generator>LibreOffice/6.2.4.2$Windows_X86_64 LibreOffice_project/2412653d852ce75f65fbfa83fb7e7b669a126d64</meta:generator>
  </office:meta>
</office:document-meta>
</file>